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4.597cm" fo:min-width="10.04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264cm" fo:min-width="0.01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624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2cm" fo:min-width="3.62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2cm" fo:min-width="3.57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5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1.267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1.73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239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2cm" fo:min-width="3.69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style:paragraph-properties fo:text-align="center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 style:writing-mode="lr-tb"/>
      <style:text-properties fo:language="en" fo:country="US"/>
    </style:style>
    <style:style style:name="P7" style:family="paragraph">
      <loext:graphic-properties draw:fill="solid"/>
      <style:paragraph-properties fo:text-align="center"/>
      <style:text-properties fo:language="en" fo:country="US"/>
    </style:style>
    <style:style style:name="P8" style:family="paragraph">
      <style:paragraph-properties fo:text-align="center" style:writing-mode="lr-tb"/>
      <style:text-properties fo:color="#c9211e" fo:language="en" fo:country="US"/>
    </style:style>
    <style:style style:name="P9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10" style:family="paragraph">
      <style:paragraph-properties fo:text-align="center" style:writing-mode="lr-tb"/>
      <style:text-properties fo:color="#00a933" fo:language="en" fo:country="US"/>
    </style:style>
    <style:style style:name="P11" style:family="paragraph">
      <loext:graphic-properties draw:fill="none"/>
      <style:paragraph-properties fo:text-align="center" style:writing-mode="lr-tb"/>
      <style:text-properties fo:color="#00a933" fo:language="en" fo:country="US"/>
    </style:style>
    <style:style style:name="T1" style:family="text">
      <style:text-properties fo:font-size="18pt" fo:language="en" fo:country="US"/>
    </style:style>
    <style:style style:name="T2" style:family="text">
      <style:text-properties fo:color="#c9211e"/>
    </style:style>
    <style:style style:name="T3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0.599cm" svg:height="4.899cm" svg:x="-0.001cm" svg:y="-0.001cm">
            <text:p text:style-name="P1"><text:span text:style-name="T1">function recursive(input):</text:span></text:p>
            <text:p text:style-name="P1"><text:span text:style-name="T1"><text:tab/></text:span><text:span text:style-name="T1">if exit condition:</text:span></text:p>
            <text:p text:style-name="P1"><text:span text:style-name="T1"><text:tab/></text:span><text:span text:style-name="T1"><text:tab/></text:span><text:span text:style-name="T1">return input</text:span></text:p>
            <text:p text:style-name="P1"><text:span text:style-name="T1"><text:tab/></text:span><text:span text:style-name="T1">else:</text:span></text:p>
            <text:p text:style-name="P1"><text:span text:style-name="T1"><text:tab/></text:span><text:span text:style-name="T1"><text:tab/></text:span><text:span text:style-name="T1">output = recursive(input -1)</text:span></text:p>
            <text:p text:style-name="P1"><text:span text:style-name="T1"><text:tab/></text:span><text:span text:style-name="T1"><text:tab/></text:span><text:span text:style-name="T1">return 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399cm" svg:height="1.5cm" svg:x="1.1cm" svg:y="1.198cm">
            <text:p/>
            <draw:enhanced-geometry svg:viewBox="0 0 21600 21600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799cm" svg:height="0.8cm" svg:x="0.199cm" svg:y="1.499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9cm" svg:height="0.8cm" svg:x="7.399cm" svg:y="1.998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9cm" svg:height="0.8cm" svg:x="6.499cm" svg:y="3.799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5.196cm" draw:transform="rotate (1.5707963267949) translate (5.2cm 3.354cm)">
            <text:p/>
            <draw:enhanced-geometry svg:viewBox="0 0 21600 21600" draw:mirror-vertical="true" draw:mirror-horizontal="true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  <draw:page draw:name="page2" draw:style-name="dp1" draw:master-page-name="Default">
        <draw:custom-shape draw:style-name="gr5" draw:text-style-name="P6" draw:layer="layout" svg:width="4.2cm" svg:height="0.8cm" svg:x="5cm" svg:y="2.7cm">
          <text:p text:style-name="P5">5*factorial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2cm" svg:height="0.8cm" svg:x="6.1cm" svg:y="5.4cm">
          <text:p text:style-name="P5">4*factorial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2cm" svg:height="0.8cm" svg:x="7.2cm" svg:y="8cm">
          <text:p text:style-name="P5">3*factorial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2cm" svg:height="0.8cm" svg:x="8.3cm" svg:y="10.6cm">
          <text:p text:style-name="P5">2*factorial(1)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2cm" svg:height="0.8cm" svg:x="3.701cm" svg:y="0.101cm">
          <text:p text:style-name="P5">factorial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8cm" svg:y1="0.9cm" svg:x2="5.8cm" svg:y2="2.7cm">
          <text:p/>
        </draw:line>
        <draw:custom-shape draw:style-name="gr8" draw:text-style-name="P6" draw:layer="layout" svg:width="4.2cm" svg:height="0.8cm" svg:x="0.002cm" svg:y="1.802cm">
          <text:p text:style-name="P5">call factorial(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0.003cm" svg:y="1.003cm">
          <text:p text:style-name="P8"><text:span text:style-name="T2">step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7.1cm" svg:y1="3.5cm" svg:x2="7.082cm" svg:y2="5.387cm">
          <text:p/>
        </draw:line>
        <draw:custom-shape draw:style-name="gr8" draw:text-style-name="P6" draw:layer="layout" svg:width="4.2cm" svg:height="0.8cm" svg:x="1.284cm" svg:y="4.489cm">
          <text:p text:style-name="P5">call factorial(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1.285cm" svg:y="3.69cm">
          <text:p text:style-name="P8"><text:span text:style-name="T2">step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164cm" svg:y1="6.174cm" svg:x2="8.164cm" svg:y2="7.974cm">
          <text:p/>
        </draw:line>
        <draw:custom-shape draw:style-name="gr8" draw:text-style-name="P6" draw:layer="layout" svg:width="4.2cm" svg:height="0.8cm" svg:x="2.366cm" svg:y="7.076cm">
          <text:p text:style-name="P5">call factorial(3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2.367cm" svg:y="6.277cm">
          <text:p text:style-name="P8"><text:span text:style-name="T2">step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9.346cm" svg:y1="8.8cm" svg:x2="9.346cm" svg:y2="10.6cm">
          <text:p/>
        </draw:line>
        <draw:custom-shape draw:style-name="gr8" draw:text-style-name="P6" draw:layer="layout" svg:width="4.2cm" svg:height="0.8cm" svg:x="3.548cm" svg:y="9.702cm">
          <text:p text:style-name="P5">call factorial(2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3.549cm" svg:y="8.903cm">
          <text:p text:style-name="P8"><text:span text:style-name="T2">step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0.428cm" svg:y1="11.448cm" svg:x2="12.5cm" svg:y2="12.7cm">
          <text:p/>
        </draw:line>
        <draw:custom-shape draw:style-name="gr8" draw:text-style-name="P6" draw:layer="layout" svg:width="4.2cm" svg:height="0.8cm" svg:x="4.63cm" svg:y="12.35cm">
          <text:p text:style-name="P5">call factorial(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4.631cm" svg:y="11.551cm">
          <text:p text:style-name="P8"><text:span text:style-name="T2">step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369cm" svg:height="0.8cm" svg:x="12.631cm" svg:y="12.351cm">
          <text:p text:style-name="P10"><text:span text:style-name="T3">retur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12.732cm" svg:y="11.452cm">
          <text:p text:style-name="P8"><text:span text:style-name="T2">step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869cm" svg:height="0.8cm" svg:x="13.231cm" svg:y="9.352cm">
          <text:p text:style-name="P10"><text:span text:style-name="T3">return 2 (2*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13.232cm" svg:y="8.453cm">
          <text:p text:style-name="P8"><text:span text:style-name="T2">step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.8cm" svg:y1="12.3cm" svg:x2="16.6cm" svg:y2="10.1cm">
          <text:p/>
        </draw:line>
        <draw:line draw:style-name="gr12" draw:text-style-name="P7" draw:layer="layout" svg:x1="12.3cm" svg:y1="10.6cm" svg:x2="11.2cm" svg:y2="8.8cm">
          <text:p/>
        </draw:line>
        <draw:line draw:style-name="gr12" draw:text-style-name="P7" draw:layer="layout" svg:x1="11.214cm" svg:y1="8.014cm" svg:x2="10.114cm" svg:y2="6.214cm">
          <text:p/>
        </draw:line>
        <draw:line draw:style-name="gr12" draw:text-style-name="P7" draw:layer="layout" svg:x1="10.1cm" svg:y1="5.4cm" svg:x2="8.928cm" svg:y2="3.528cm">
          <text:p/>
        </draw:line>
        <draw:custom-shape draw:style-name="gr11" draw:text-style-name="P11" draw:layer="layout" svg:width="3.869cm" svg:height="0.8cm" svg:x="11.931cm" svg:y="7.053cm">
          <text:p text:style-name="P10"><text:span text:style-name="T3">return 6 (3*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11.932cm" svg:y="6.154cm">
          <text:p text:style-name="P8"><text:span text:style-name="T2">step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5.3cm" svg:y1="9.4cm" svg:x2="15.3cm" svg:y2="7.8cm">
          <text:p/>
        </draw:line>
        <draw:custom-shape draw:style-name="gr11" draw:text-style-name="P11" draw:layer="layout" svg:width="3.869cm" svg:height="0.8cm" svg:x="10.431cm" svg:y="4.454cm">
          <text:p text:style-name="P10"><text:span text:style-name="T3">return 24 (4*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10.232cm" svg:y="3.555cm">
          <text:p text:style-name="P8"><text:span text:style-name="T2">step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14cm" svg:y1="7.1cm" svg:x2="14cm" svg:y2="5.2cm">
          <text:p/>
        </draw:line>
        <draw:custom-shape draw:style-name="gr13" draw:text-style-name="P11" draw:layer="layout" svg:width="4.323cm" svg:height="0.8cm" svg:x="8.9cm" svg:y="1.355cm">
          <text:p text:style-name="P10"><text:span text:style-name="T3">return 120 (5*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897cm" svg:height="0.8cm" svg:x="8.755cm" svg:y="0.456cm">
          <text:p text:style-name="P8"><text:span text:style-name="T2">step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9cm" svg:y1="2.7cm" svg:x2="7.7cm" svg:y2="0.9cm">
          <text:p/>
        </draw:line>
        <draw:line draw:style-name="gr7" draw:text-style-name="P7" draw:layer="layout" svg:x1="12.7cm" svg:y1="4.6cm" svg:x2="12.7cm" svg:y2="2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7cm" fo:page-height="4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3-12T22:34:55.335905488</dc:date>
    <meta:editing-duration>PT4H22M27S</meta:editing-duration>
    <meta:editing-cycles>52</meta:editing-cycles>
    <meta:generator>LibreOffice/6.4.6.2$Linux_X86_64 LibreOffice_project/40$Build-2</meta:generator>
    <meta:document-statistic meta:object-count="45"/>
  </office:meta>
</office:document-meta>
</file>